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bbf290" officeooo:paragraph-rsid="00bbf290"/>
    </style:style>
    <style:style style:name="P2" style:family="paragraph" style:parent-style-name="Text_20_body">
      <style:text-properties officeooo:rsid="00bdc551" officeooo:paragraph-rsid="00bdc551"/>
    </style:style>
    <style:style style:name="P3" style:family="paragraph" style:parent-style-name="Text_20_body">
      <style:text-properties officeooo:rsid="00c010c5" officeooo:paragraph-rsid="00c010c5"/>
    </style:style>
    <style:style style:name="P4" style:family="paragraph" style:parent-style-name="Text_20_body">
      <style:text-properties officeooo:rsid="00c1bf5e" officeooo:paragraph-rsid="00c1bf5e"/>
    </style:style>
    <style:style style:name="P5" style:family="paragraph" style:parent-style-name="Text_20_body">
      <style:text-properties officeooo:rsid="00c36641" officeooo:paragraph-rsid="00c36641"/>
    </style:style>
    <style:style style:name="P6" style:family="paragraph" style:parent-style-name="Text_20_body">
      <style:text-properties officeooo:rsid="00c376e2" officeooo:paragraph-rsid="00c376e2"/>
    </style:style>
    <style:style style:name="P7" style:family="paragraph" style:parent-style-name="Text_20_body">
      <style:text-properties officeooo:rsid="00c5ba52"/>
    </style:style>
    <style:style style:name="P8" style:family="paragraph" style:parent-style-name="Text_20_body">
      <style:text-properties officeooo:rsid="00c5ba52" officeooo:paragraph-rsid="00c5ba52"/>
    </style:style>
    <style:style style:name="P9" style:family="paragraph" style:parent-style-name="Text_20_body">
      <style:text-properties officeooo:rsid="00c6c6ab" officeooo:paragraph-rsid="00c6c6ab"/>
    </style:style>
    <style:style style:name="P10" style:family="paragraph" style:parent-style-name="Text_20_body">
      <style:text-properties officeooo:paragraph-rsid="00c799a7"/>
    </style:style>
    <style:style style:name="P11" style:family="paragraph" style:parent-style-name="Text_20_body">
      <style:text-properties officeooo:rsid="00cbcdb7" officeooo:paragraph-rsid="00cbcdb7"/>
    </style:style>
    <style:style style:name="P12" style:family="paragraph" style:parent-style-name="Text_20_body">
      <style:text-properties officeooo:rsid="00cdb403" officeooo:paragraph-rsid="00cdb403"/>
    </style:style>
    <style:style style:name="P13" style:family="paragraph" style:parent-style-name="Text_20_body">
      <style:text-properties officeooo:rsid="00ce4595" officeooo:paragraph-rsid="00ce4595"/>
    </style:style>
    <style:style style:name="P1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5" style:family="paragraph" style:parent-style-name="Heading_20_3">
      <style:text-properties officeooo:rsid="00c799a7" officeooo:paragraph-rsid="00c799a7"/>
    </style:style>
    <style:style style:name="P1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7" style:family="paragraph" style:parent-style-name="Text_20_body" style:list-style-name="L1">
      <style:text-properties officeooo:rsid="00c4e10d" officeooo:paragraph-rsid="00c4e10d"/>
    </style:style>
    <style:style style:name="P18" style:family="paragraph" style:parent-style-name="Text_20_body" style:list-style-name="L2"/>
    <style:style style:name="P19" style:family="paragraph" style:parent-style-name="Text_20_body" style:list-style-name="L3">
      <style:text-properties officeooo:rsid="00c5ba52" officeooo:paragraph-rsid="00c5ba52"/>
    </style:style>
    <style:style style:name="P20" style:family="paragraph" style:parent-style-name="Text_20_body" style:list-style-name="L4">
      <style:text-properties officeooo:rsid="00c5ba52" officeooo:paragraph-rsid="00c5ba52"/>
    </style:style>
    <style:style style:name="P21" style:family="paragraph" style:parent-style-name="Heading_20_2">
      <style:text-properties officeooo:rsid="00bb00c7" officeooo:paragraph-rsid="00bb00c7"/>
    </style:style>
    <style:style style:name="P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3" style:family="paragraph" style:parent-style-name="Heading_20_1" style:list-style-name=""/>
    <style:style style:name="P24" style:family="paragraph" style:parent-style-name="Heading_20_1">
      <style:paragraph-properties fo:break-before="page"/>
      <style:text-properties officeooo:rsid="00bb00c7" officeooo:paragraph-rsid="00bb00c7"/>
    </style:style>
    <style:style style:name="T1" style:family="text">
      <style:text-properties officeooo:rsid="00c5ba52"/>
    </style:style>
    <style:style style:name="T2" style:family="text">
      <style:text-properties officeooo:rsid="00c8faac"/>
    </style:style>
    <style:style style:name="T3" style:family="text">
      <style:text-properties officeooo:rsid="00ce459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"><text:a xlink:type="simple" xlink:href="#__RefHeading__17544_1778572435" text:style-name="Index_20_Link" text:visited-style-name="Index_20_Link"><text:s/>1 <text:s/>Text<text:tab/>2</text:a></text:p>
          <text:p text:style-name="P16"><text:a xlink:type="simple" xlink:href="#__RefHeading___Toc30272_2070464257" text:style-name="Index_20_Link" text:visited-style-name="Index_20_Link"><text:s/>1.1 <text:s/>Special character, Jan. 20, 2019<text:tab/>2</text:a></text:p>
          <text:p text:style-name="P16"><text:a xlink:type="simple" xlink:href="#__RefHeading___Toc10546_859433303" text:style-name="Index_20_Link" text:visited-style-name="Index_20_Link"><text:s/>1.2 <text:s/>Superscript and subscript, 27 Aug, 2018<text:tab/>2</text:a></text:p>
          <text:p text:style-name="P22"><text:a xlink:type="simple" xlink:href="#__RefHeading___Toc13818_548043565" text:style-name="Index_20_Link" text:visited-style-name="Index_20_Link"><text:s/>2 <text:s/>Lines<text:tab/>2</text:a></text:p>
          <text:p text:style-name="P16"><text:a xlink:type="simple" xlink:href="#__RefHeading___Toc13820_548043565" text:style-name="Index_20_Link" text:visited-style-name="Index_20_Link"><text:s/>2.1 <text:s/>Extend line based on the original direction, 7 Sep, 2018<text:tab/>2</text:a></text:p>
          <text:p text:style-name="P22"><text:a xlink:type="simple" xlink:href="#__RefHeading___Toc13186_2131971246" text:style-name="Index_20_Link" text:visited-style-name="Index_20_Link"><text:s/>3 <text:s/>Arrows<text:tab/>2</text:a></text:p>
          <text:p text:style-name="P14"><text:a xlink:type="simple" xlink:href="#__RefHeading___Toc13188_2131971246" text:style-name="Index_20_Link" text:visited-style-name="Index_20_Link"><text:s/>3.1.1 <text:s/>Fill the arrow in black, Jan. 20, 2019<text:tab/>2</text:a></text:p>
          <text:p text:style-name="P14"><text:a xlink:type="simple" xlink:href="#__RefHeading___Toc13190_2131971246" text:style-name="Index_20_Link" text:visited-style-name="Index_20_Link"><text:s/>3.1.2 <text:s/>to create a vertical line with arrow, Jan. 20, 19<text:tab/>2</text:a></text:p>
          <text:p text:style-name="P22"><text:a xlink:type="simple" xlink:href="#__RefHeading___Toc10548_859433303" text:style-name="Index_20_Link" text:visited-style-name="Index_20_Link"><text:s/>4 <text:s/>operation on objects<text:tab/>2</text:a></text:p>
          <text:p text:style-name="P16"><text:a xlink:type="simple" xlink:href="#__RefHeading___Toc10550_859433303" text:style-name="Index_20_Link" text:visited-style-name="Index_20_Link"><text:s/>4.1 <text:s/>move objects by a specific distance<text:tab/>2</text:a></text:p>
          <text:p text:style-name="P16"><text:a xlink:type="simple" xlink:href="#__RefHeading___Toc10552_859433303" text:style-name="Index_20_Link" text:visited-style-name="Index_20_Link"><text:s/>4.2 <text:s/>resize the canvas<text:tab/>3</text:a></text:p>
          <text:p text:style-name="P14"><text:a xlink:type="simple" xlink:href="#__RefHeading___Toc30274_2070464257" text:style-name="Index_20_Link" text:visited-style-name="Index_20_Link"><text:s/>4.2.1 <text:s/>adjust the canvas based on the content, Dec. 1, 2018<text:tab/>3</text:a></text:p>
          <text:p text:style-name="P16"><text:a xlink:type="simple" xlink:href="#__RefHeading___Toc13822_548043565" text:style-name="Index_20_Link" text:visited-style-name="Index_20_Link"><text:s/>4.3 <text:s/>Gradient inside a frame<text:tab/>3</text:a></text:p>
          <text:p text:style-name="P14"><text:a xlink:type="simple" xlink:href="#__RefHeading___Toc13824_548043565" text:style-name="Index_20_Link" text:visited-style-name="Index_20_Link"><text:s/>4.3.1 <text:s/>Adjusting the gradient direction, 7 Sep, 2018<text:tab/>3</text:a></text:p>
          <text:p text:style-name="P22"><text:a xlink:type="simple" xlink:href="#__RefHeading___Toc13826_548043565" text:style-name="Index_20_Link" text:visited-style-name="Index_20_Link"><text:s/>5 <text:s/>snap nodes<text:tab/>3</text:a></text:p>
        </text:index-body>
      </text:table-of-content>
      <text:h text:style-name="P23" text:outline-level="1"/>
      <text:h text:style-name="P24" text:outline-level="1"><text:bookmark-start text:name="__RefHeading__17544_1778572435"/>Text<text:bookmark-end text:name="__RefHeading__17544_1778572435"/></text:h>
      <text:h text:style-name="P21" text:outline-level="2"><text:bookmark-start text:name="__RefHeading___Toc30272_2070464257"/>Special character, <text:span text:style-name="T3">Jan. 20, 2019</text:span><text:bookmark-end text:name="__RefHeading___Toc30272_2070464257"/></text:h>
      <text:p text:style-name="P13">Copy it from Latex or somewhere, then paste it in inkscape.</text:p>
      <text:h text:style-name="Heading_20_2" text:outline-level="2"><text:bookmark-start text:name="__RefHeading___Toc10546_859433303"/>Superscript and subscript, 27 Aug, 2018<text:bookmark-end text:name="__RefHeading___Toc10546_859433303"/></text:h>
      <text:p text:style-name="P1">Write a text. <text:line-break/>Mark the part of it that is supposed to be superscript with the mouse. <text:line-break/>Click on the superscript button. </text:p>
      <text:p text:style-name="P2"><text:a xlink:type="simple" xlink:href="http://inkscape.13.x6.nabble.com/Superscript-td4975852.html" text:style-name="Internet_20_link" text:visited-style-name="Visited_20_Internet_20_Link">http://inkscape.13.x6.nabble.com/Superscript-td4975852.html</text:a></text:p>
      <text:p text:style-name="P2"/>
      <text:h text:style-name="Heading_20_1" text:outline-level="1"><text:bookmark-start text:name="__RefHeading___Toc13818_548043565"/>Lines<text:bookmark-end text:name="__RefHeading___Toc13818_548043565"/></text:h>
      <text:h text:style-name="Heading_20_2" text:outline-level="2"><text:bookmark-start text:name="__RefHeading___Toc13820_548043565"/>Extend line based on the original direction, 7 Sep, 2018<text:bookmark-end text:name="__RefHeading___Toc13820_548043565"/></text:h>
      <text:list xml:id="list2728005694" text:style-name="L1">
        <text:list-item>
          <text:p text:style-name="P17">select the node at the end you want to extend.</text:p>
        </text:list-item>
      </text:list>
      <text:list xml:id="list2294537075" text:style-name="L2">
        <text:list-item>
          <text:p text:style-name="P18">Press Ctrl+Alt and drag the node.</text:p>
        </text:list-item>
      </text:list>
      <text:h text:style-name="Heading_20_1" text:outline-level="1"><text:bookmark-start text:name="__RefHeading___Toc13186_2131971246"/>Arrows<text:bookmark-end text:name="__RefHeading___Toc13186_2131971246"/></text:h>
      <text:h text:style-name="Heading_20_3" text:outline-level="3"><text:bookmark-start text:name="__RefHeading___Toc13188_2131971246"/>Fill the arrow in black, Jan. 20, 2019<text:bookmark-end text:name="__RefHeading___Toc13188_2131971246"/></text:h>
      <text:p text:style-name="P11">Seclect the line -&gt; fill -&gt; RGB (0 0 0 255)</text:p>
      <text:p text:style-name="P11"/>
      <text:h text:style-name="Heading_20_3" text:outline-level="3"><text:bookmark-start text:name="__RefHeading___Toc13190_2131971246"/>to create a vertical line with arrow, Jan. 20, 19<text:bookmark-end text:name="__RefHeading___Toc13190_2131971246"/></text:h>
      <text:p text:style-name="P12">One alternative way is to copy the horizontal line and rotate it.</text:p>
      <text:p text:style-name="P12"/>
      <text:h text:style-name="Heading_20_1" text:outline-level="1"><text:bookmark-start text:name="__RefHeading___Toc10548_859433303"/>operation on objects<text:bookmark-end text:name="__RefHeading___Toc10548_859433303"/></text:h>
      <text:h text:style-name="Heading_20_2" text:outline-level="2"><text:bookmark-start text:name="__RefHeading___Toc10550_859433303"/>move objects by a specific distance<text:bookmark-end text:name="__RefHeading___Toc10550_859433303"/></text:h>
      <text:p text:style-name="P3">Select the object, and then open the <text:span text:style-name="Emphasis">Object→Transfrom</text:span> dialog, and select the <text:span text:style-name="Emphasis">Move</text:span> tab.</text:p>
      <text:p text:style-name="Text_20_body">There you have options for moving horizontally or vertically, in several units.</text:p>
      <text:p text:style-name="P3"><text:a xlink:type="simple" xlink:href="https://graphicdesign.stackexchange.com/questions/72044/how-to-move-object-by-a-specific-distance-in-inkscape" text:style-name="Internet_20_link" text:visited-style-name="Visited_20_Internet_20_Link">https://graphicdesign.stackexchange.com/questions/72044/how-to-move-object-by-a-specific-distance-in-inkscape</text:a></text:p>
      <text:h text:style-name="Heading_20_2" text:outline-level="2"><text:bookmark-start text:name="__RefHeading___Toc10552_859433303"/><text:soft-page-break/>resize the canvas<text:bookmark-end text:name="__RefHeading___Toc10552_859433303"/></text:h>
      <text:p text:style-name="P4">1) Edit the canvas size (Ctrl-Shift-D, then use the dialog).<text:line-break/><text:line-break/>2) Select all of your work on the icon, group it, scale it using the "W" and "H" measurements on the top bar, then ungroup it.</text:p>
      <text:p text:style-name="P4"/>
      <text:p text:style-name="P6">We can also adjust x and y.</text:p>
      <text:p text:style-name="P5"><text:a xlink:type="simple" xlink:href="http://wiki.inkscape.org/wiki/index.php/Tricks_and_tips#PDF.2FEPS_bounding_boxes" text:style-name="Internet_20_link" text:visited-style-name="Visited_20_Internet_20_Link">http://wiki.inkscape.org/wiki/index.php/Tricks_and_tips#PDF.2FEPS_bounding_boxes</text:a></text:p>
      <text:p text:style-name="P5"/>
      <text:h text:style-name="P15" text:outline-level="3"><text:bookmark-start text:name="__RefHeading___Toc30274_2070464257"/>adjust the canvas based on the content, Dec. 1, 2018<text:bookmark-end text:name="__RefHeading___Toc30274_2070464257"/></text:h>
      <text:p text:style-name="P10">'<text:span text:style-name="T2">edit</text:span>'<text:span text:style-name="T2">-&gt;resize page to selection.</text:span></text:p>
      <text:p text:style-name="P7"/>
      <text:h text:style-name="Heading_20_2" text:outline-level="2"><text:bookmark-start text:name="__RefHeading___Toc13822_548043565"/>Gradient <text:span text:style-name="T1">inside a frame</text:span><text:bookmark-end text:name="__RefHeading___Toc13822_548043565"/></text:h>
      <text:h text:style-name="Heading_20_3" text:outline-level="3"><text:bookmark-start text:name="__RefHeading___Toc13824_548043565"/>Adjusting the gradient direction, 7 Sep, 2018<text:bookmark-end text:name="__RefHeading___Toc13824_548043565"/></text:h>
      <text:list xml:id="list1419959045" text:style-name="L3">
        <text:list-item>
          <text:p text:style-name="P19">Choose the gradient alignment</text:p>
        </text:list-item>
      </text:list>
      <text:list xml:id="list1416926699" text:style-name="L4">
        <text:list-item>
          <text:p text:style-name="P20">Reverse the direction</text:p>
        </text:list-item>
      </text:list>
      <text:p text:style-name="P8"/>
      <text:h text:style-name="Heading_20_1" text:outline-level="1"><text:bookmark-start text:name="__RefHeading___Toc13826_548043565"/>snap nodes<text:bookmark-end text:name="__RefHeading___Toc13826_548043565"/></text:h>
      <text:p text:style-name="P9">which allows us to see the middle poi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1:08:13.462241763</meta:creation-date>
    <meta:editing-duration>P15DT3H1M7S</meta:editing-duration>
    <meta:editing-cycles>54</meta:editing-cycles>
    <meta:generator>LibreOffice/6.1.5.2$Linux_X86_64 LibreOffice_project/10$Build-2</meta:generator>
    <dc:date>2019-12-11T09:55:36.028088094</dc:date>
    <meta:document-statistic meta:table-count="0" meta:image-count="0" meta:object-count="0" meta:page-count="3" meta:paragraph-count="48" meta:word-count="369" meta:character-count="2191" meta:non-whitespace-character-count="1825"/>
    <meta:user-defined meta:name="Info 1"/>
    <meta:user-defined meta:name="Info 2"/>
    <meta:user-defined meta:name="Info 3"/>
    <meta:user-defined meta:name="Info 4"/>
  </office:meta>
</office:document-meta>
</file>